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79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8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1cm" fo:break-before="auto" style:use-optimal-row-height="false"/>
    </style:style>
    <style:style style:name="ro3" style:family="table-row">
      <style:table-row-properties style:row-height="0.5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ondition</text:p>
          </table:table-cell>
          <table:table-cell table:style-name="Default" office:value-type="string" calcext:value-type="string">
            <text:p>GO term</text:p>
          </table:table-cell>
          <table:table-cell table:style-name="Default" office:value-type="string" calcext:value-type="string">
            <text:p>Padj</text:p>
          </table:table-cell>
          <table:table-cell table:style-name="Default" office:value-type="string" calcext:value-type="string">
            <text:p>Count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c_ATS_vs_Par_Downregulated</text:p>
          </table:table-cell>
          <table:table-cell office:value-type="string" calcext:value-type="string">
            <text:p>GO:0005524</text:p>
          </table:table-cell>
          <table:table-cell office:value-type="string" calcext:value-type="string">
            <text:p>3.413364e-0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TP binding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3676</text:p>
          </table:table-cell>
          <table:table-cell office:value-type="string" calcext:value-type="string">
            <text:p>1.038067e-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nucleic acid binding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3723</text:p>
          </table:table-cell>
          <table:table-cell office:value-type="string" calcext:value-type="string">
            <text:p>1.112056e-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NA binding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5488</text:p>
          </table:table-cell>
          <table:table-cell office:value-type="string" calcext:value-type="string">
            <text:p>7.630054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inding</text:p>
          </table:table-cell>
          <table:table-cell table:style-name="ce2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4386</text:p>
          </table:table-cell>
          <table:table-cell office:value-type="string" calcext:value-type="string">
            <text:p>1.284099e-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elic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6412</text:p>
          </table:table-cell>
          <table:table-cell office:value-type="string" calcext:value-type="string">
            <text:p>2.559825e-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translatio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026</text:p>
          </table:table-cell>
          <table:table-cell office:value-type="string" calcext:value-type="string">
            <text:p>1.284099e-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TP-dependent helic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6364</text:p>
          </table:table-cell>
          <table:table-cell office:value-type="string" calcext:value-type="string">
            <text:p>8.927734e-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rRNA processing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6396</text:p>
          </table:table-cell>
          <table:table-cell office:value-type="string" calcext:value-type="string">
            <text:p>7.630054e-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RNA processing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32040</text:p>
          </table:table-cell>
          <table:table-cell office:value-type="string" calcext:value-type="string">
            <text:p>1.112056e-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small subunit processom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0179</text:p>
          </table:table-cell>
          <table:table-cell office:value-type="string" calcext:value-type="string">
            <text:p>5.615949e-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adenine-N6,N6-)-di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649</text:p>
          </table:table-cell>
          <table:table-cell office:value-type="string" calcext:value-type="string">
            <text:p>5.615949e-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33</text:p>
          </table:table-cell>
          <table:table-cell office:value-type="string" calcext:value-type="string">
            <text:p>5.615949e-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aden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3880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-terminal protein carboxyl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6413</text:p>
          </table:table-cell>
          <table:table-cell office:value-type="string" calcext:value-type="string">
            <text:p>4.564653e-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translational initiatio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6807</text:p>
          </table:table-cell>
          <table:table-cell office:value-type="string" calcext:value-type="string">
            <text:p>3.769982e-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nitrogen compound metabolic proces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033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tRNA processing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69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0</text:p>
          </table:table-cell>
          <table:table-cell office:value-type="string" calcext:value-type="string">
            <text:p>1.387518e-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N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1</text:p>
          </table:table-cell>
          <table:table-cell office:value-type="string" calcext:value-type="string">
            <text:p>1.387518e-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O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2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3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NA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4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RNA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5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276</text:p>
          </table:table-cell>
          <table:table-cell office:value-type="string" calcext:value-type="string">
            <text:p>1.038067e-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326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ite-specific DNA-methyltransferase (cytosine-specific)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425</text:p>
          </table:table-cell>
          <table:table-cell office:value-type="string" calcext:value-type="string">
            <text:p>1.038067e-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2-polyprenyl-6-methoxy-1,4-benzoquino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650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uridine-2'-O-)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9008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NA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9383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cytosine-C5-967)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205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elenocystei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273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rginine N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274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arginine N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278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ysine N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279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lysine N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300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uracil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23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guan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24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guanos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26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adenine)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27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cytosine)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31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urid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34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cytos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35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guan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36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urid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8423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leucine O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8707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1-phenanthrol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9702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arginine N5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30792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ylarsonit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70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emethylmenaquino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76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6B C5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77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7 C15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80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5B C1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82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3 C17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90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imethyladenosine 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91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imethylami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03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ydroxyneurosporene-O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27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adenine-57, 58-N(1)-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33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ylamine-specific methylcobalamin:coenzyme M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34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imethylami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51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anol-specific methylcobalamin:coenzyme M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52</text:p>
          </table:table-cell>
          <table:table-cell office:value-type="string" calcext:value-type="string">
            <text:p>7.630054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onomethylami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301</text:p>
          </table:table-cell>
          <table:table-cell office:value-type="string" calcext:value-type="string">
            <text:p>4.564653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kin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c_ATS_vs_Par_Upregulated</text:p>
          </table:table-cell>
          <table:table-cell office:value-type="string" calcext:value-type="string">
            <text:p>GO:0016491</text:p>
          </table:table-cell>
          <table:table-cell office:value-type="string" calcext:value-type="string">
            <text:p>1.714408e-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oxidoreduct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5215</text:p>
          </table:table-cell>
          <table:table-cell office:value-type="string" calcext:value-type="string">
            <text:p>2.203126e-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ansporter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TSAc_vc_ATSwo_Downregulated</text:p>
          </table:table-cell>
          <table:table-cell office:value-type="string" calcext:value-type="string">
            <text:p>GO:0003676</text:p>
          </table:table-cell>
          <table:table-cell office:value-type="string" calcext:value-type="string">
            <text:p>3.862636e-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nucleic acid binding</text:p>
          </table:table-cell>
          <table:table-cell table:style-name="ce3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6412</text:p>
          </table:table-cell>
          <table:table-cell office:value-type="string" calcext:value-type="string">
            <text:p>2.211969e-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translation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6364</text:p>
          </table:table-cell>
          <table:table-cell office:value-type="string" calcext:value-type="string">
            <text:p>5.028277e-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rRNA processing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026</text:p>
          </table:table-cell>
          <table:table-cell office:value-type="string" calcext:value-type="string">
            <text:p>1.052585e-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TP-dependent helic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4386</text:p>
          </table:table-cell>
          <table:table-cell office:value-type="string" calcext:value-type="string">
            <text:p>2.565607e-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elic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3735</text:p>
          </table:table-cell>
          <table:table-cell office:value-type="string" calcext:value-type="string">
            <text:p>2.211969e-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tructural constituent of ribosom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5840</text:p>
          </table:table-cell>
          <table:table-cell office:value-type="string" calcext:value-type="string">
            <text:p>2.211969e-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ribosom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5215</text:p>
          </table:table-cell>
          <table:table-cell office:value-type="string" calcext:value-type="string">
            <text:p>4.992778e-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ansporter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3723</text:p>
          </table:table-cell>
          <table:table-cell office:value-type="string" calcext:value-type="string">
            <text:p>2.211969e-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NA binding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32040</text:p>
          </table:table-cell>
          <table:table-cell office:value-type="string" calcext:value-type="string">
            <text:p>4.613902e-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small subunit processom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6983</text:p>
          </table:table-cell>
          <table:table-cell office:value-type="string" calcext:value-type="string">
            <text:p>2.211969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 dimerization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0179</text:p>
          </table:table-cell>
          <table:table-cell office:value-type="string" calcext:value-type="string">
            <text:p>1.688246e-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adenine-N6,N6-)-di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649</text:p>
          </table:table-cell>
          <table:table-cell office:value-type="string" calcext:value-type="string">
            <text:p>1.688246e-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33</text:p>
          </table:table-cell>
          <table:table-cell office:value-type="string" calcext:value-type="string">
            <text:p>1.688246e-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aden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3880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-terminal protein carboxyl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69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2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3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NA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4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RNA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5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326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ite-specific DNA-methyltransferase (cytosine-specific)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650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uridine-2'-O-)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9008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NA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9383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cytosine-C5-967)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205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elenocystei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273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rginine N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274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arginine N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278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ysine N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279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lysine N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300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uracil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23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guan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24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guanos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26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adenine)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27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cytosine)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31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urid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34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cytos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35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guan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36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urid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8423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leucine O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8707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1-phenanthrol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9702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arginine N5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30792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ylarsonit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70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emethylmenaquino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76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6B C5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77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7 C15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80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5B C1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82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3 C17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90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imethyladenosine 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91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imethylami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03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ydroxyneurosporene-O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27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adenine-57, 58-N(1)-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33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ylamine-specific methylcobalamin:coenzyme M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34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imethylami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51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anol-specific methylcobalamin:coenzyme M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52</text:p>
          </table:table-cell>
          <table:table-cell office:value-type="string" calcext:value-type="string">
            <text:p>2.211969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onomethylami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276</text:p>
          </table:table-cell>
          <table:table-cell office:value-type="string" calcext:value-type="string">
            <text:p>2.763568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425</text:p>
          </table:table-cell>
          <table:table-cell office:value-type="string" calcext:value-type="string">
            <text:p>2.763568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2-polyprenyl-6-methoxy-1,4-benzoquino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0</text:p>
          </table:table-cell>
          <table:table-cell office:value-type="string" calcext:value-type="string">
            <text:p>3.313753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N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1</text:p>
          </table:table-cell>
          <table:table-cell office:value-type="string" calcext:value-type="string">
            <text:p>3.313753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O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50662</text:p>
          </table:table-cell>
          <table:table-cell office:value-type="string" calcext:value-type="string">
            <text:p>3.313753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enzyme binding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TSAc_vc_ATSwo_Upregulated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table:number-columns-spanned="4" table:number-rows-spanned="1"/>
          <table:covered-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ParAc_vc_Parwo_Downregulated</text:p>
          </table:table-cell>
          <table:table-cell office:value-type="string" calcext:value-type="string">
            <text:p>GO:0005622</text:p>
          </table:table-cell>
          <table:table-cell office:value-type="string" calcext:value-type="string">
            <text:p>6.124241e-0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intracellula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6412</text:p>
          </table:table-cell>
          <table:table-cell office:value-type="string" calcext:value-type="string">
            <text:p>9.939719e-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translatio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3735</text:p>
          </table:table-cell>
          <table:table-cell office:value-type="string" calcext:value-type="string">
            <text:p>1.924106e-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tructural constituent of ribosom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5840</text:p>
          </table:table-cell>
          <table:table-cell office:value-type="string" calcext:value-type="string">
            <text:p>7.216103e-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ribosom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3676</text:p>
          </table:table-cell>
          <table:table-cell office:value-type="string" calcext:value-type="string">
            <text:p>2.425536e-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nucleic acid binding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3723</text:p>
          </table:table-cell>
          <table:table-cell office:value-type="string" calcext:value-type="string">
            <text:p>5.276960e-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NA binding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026</text:p>
          </table:table-cell>
          <table:table-cell office:value-type="string" calcext:value-type="string">
            <text:p>1.636804e-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TP-dependent helic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4386</text:p>
          </table:table-cell>
          <table:table-cell office:value-type="string" calcext:value-type="string">
            <text:p>1.636804e-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elic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6364</text:p>
          </table:table-cell>
          <table:table-cell office:value-type="string" calcext:value-type="string">
            <text:p>8.647408e-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rRNA processing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32040</text:p>
          </table:table-cell>
          <table:table-cell office:value-type="string" calcext:value-type="string">
            <text:p>2.351474e-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small subunit processom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3899</text:p>
          </table:table-cell>
          <table:table-cell office:value-type="string" calcext:value-type="string">
            <text:p>3.000386e-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NA-directed RNA polym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0179</text:p>
          </table:table-cell>
          <table:table-cell office:value-type="string" calcext:value-type="string">
            <text:p>1.636804e-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adenine-N6,N6-)-di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649</text:p>
          </table:table-cell>
          <table:table-cell office:value-type="string" calcext:value-type="string">
            <text:p>1.636804e-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33</text:p>
          </table:table-cell>
          <table:table-cell office:value-type="string" calcext:value-type="string">
            <text:p>1.636804e-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aden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3880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-terminal protein carboxyl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69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2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3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NA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4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RNA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5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326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ite-specific DNA-methyltransferase (cytosine-specific)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650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uridine-2'-O-)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9008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NA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9383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cytosine-C5-967)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205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elenocystei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273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rginine N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274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arginine N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278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ysine N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279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lysine N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300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uracil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23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guan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24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guanos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26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adenine)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27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cytosine)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31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urid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34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cytos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35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guan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6436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uridine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8423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leucine O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8707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1-phenanthrol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19702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arginine N5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30792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ylarsonit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70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emethylmenaquino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76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6B C5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77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7 C15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80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5B C1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82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3 C17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90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imethyladenosine 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791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imethylami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03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ydroxyneurosporene-O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27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adenine-57, 58-N(1)-)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33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ylamine-specific methylcobalamin:coenzyme M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34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imethylami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51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anol-specific methylcobalamin:coenzyme M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43852</text:p>
          </table:table-cell>
          <table:table-cell office:value-type="string" calcext:value-type="string">
            <text:p>1.636804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onomethylami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276</text:p>
          </table:table-cell>
          <table:table-cell office:value-type="string" calcext:value-type="string">
            <text:p>2.425536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425</text:p>
          </table:table-cell>
          <table:table-cell office:value-type="string" calcext:value-type="string">
            <text:p>2.425536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2-polyprenyl-6-methoxy-1,4-benzoquinone 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0</text:p>
          </table:table-cell>
          <table:table-cell office:value-type="string" calcext:value-type="string">
            <text:p>3.417889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N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8171</text:p>
          </table:table-cell>
          <table:table-cell office:value-type="string" calcext:value-type="string">
            <text:p>3.417889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O-methyltransferase activity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rAc_vc_Parwo_Upregulated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O_ATS_vs_Par_Downregulated</text:p>
          </table:table-cell>
          <table:table-cell office:value-type="string" calcext:value-type="string">
            <text:p>GO:0005622</text:p>
          </table:table-cell>
          <table:table-cell office:value-type="string" calcext:value-type="string">
            <text:p>4.042472e-1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intracellula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6412</text:p>
          </table:table-cell>
          <table:table-cell office:value-type="string" calcext:value-type="string">
            <text:p>7.921205e-4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translatio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3735</text:p>
          </table:table-cell>
          <table:table-cell office:value-type="string" calcext:value-type="string">
            <text:p>1.631690e-4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tructural constituent of ribosom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5840</text:p>
          </table:table-cell>
          <table:table-cell office:value-type="string" calcext:value-type="string">
            <text:p>1.270728e-4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ribosom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3676</text:p>
          </table:table-cell>
          <table:table-cell office:value-type="string" calcext:value-type="string">
            <text:p>4.412805e-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translatio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3723</text:p>
          </table:table-cell>
          <table:table-cell office:value-type="string" calcext:value-type="string">
            <text:p>1.219473e-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NA binding</text:p>
          </table:table-cell>
          <table:table-cell/>
          <table:table-cell table:style-name="ce2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GO:0004386</text:p>
          </table:table-cell>
          <table:table-cell office:value-type="string" calcext:value-type="string">
            <text:p>1.788480e-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elicase activity</text:p>
          </table:table-cell>
          <table:table-cell/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GO:0008026</text:p>
          </table:table-cell>
          <table:table-cell office:value-type="string" calcext:value-type="string">
            <text:p>9.642135e-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TP-dependent helic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6364</text:p>
          </table:table-cell>
          <table:table-cell office:value-type="string" calcext:value-type="string">
            <text:p>2.011776e-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rRNA processing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32040</text:p>
          </table:table-cell>
          <table:table-cell office:value-type="string" calcext:value-type="string">
            <text:p>7.284340e-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small subunit processome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3743</text:p>
          </table:table-cell>
          <table:table-cell office:value-type="string" calcext:value-type="string">
            <text:p>4.076880e-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anslation initiation factor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6396</text:p>
          </table:table-cell>
          <table:table-cell office:value-type="string" calcext:value-type="string">
            <text:p>2.295391e-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RNA processing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3899</text:p>
          </table:table-cell>
          <table:table-cell office:value-type="string" calcext:value-type="string">
            <text:p>2.873835e-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NA-directed RNA polym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0179</text:p>
          </table:table-cell>
          <table:table-cell office:value-type="string" calcext:value-type="string">
            <text:p>1.539758e-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adenine-N6,N6-)-di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8649</text:p>
          </table:table-cell>
          <table:table-cell office:value-type="string" calcext:value-type="string">
            <text:p>1.539758e-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6433</text:p>
          </table:table-cell>
          <table:table-cell office:value-type="string" calcext:value-type="string">
            <text:p>1.539758e-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adenine)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6413</text:p>
          </table:table-cell>
          <table:table-cell office:value-type="string" calcext:value-type="string">
            <text:p>6.978824e-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translational initiation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3880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-terminal protein carboxyl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8169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8172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8173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NA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8174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RNA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8175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8326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ite-specific DNA-methyltransferase (cytosine-specific)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8650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uridine-2'-O-)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9008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NA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9383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cytosine-C5-967)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6205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elenocysteine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6273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rginine N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6274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arginine N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6278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ysine N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6279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lysine N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6300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uracil)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6423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guanine)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6424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guanosine)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6426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adenine)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6427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cytosine)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6431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uridine)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6434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cytosine)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6435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guanine)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6436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uridine)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8423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leucine O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8707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1-phenanthrol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19702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arginine N5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30792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ylarsonite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43770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emethylmenaquinone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43776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6B C5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43777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7 C15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43780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5B C1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43782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3 C17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43790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imethyladenosine 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43791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imethylamine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43803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ydroxyneurosporene-O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43827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adenine-57, 58-N(1)-)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43833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ylamine-specific methylcobalamin:coenzyme M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43834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imethylamine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43851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anol-specific methylcobalamin:coenzyme M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43852</text:p>
          </table:table-cell>
          <table:table-cell office:value-type="string" calcext:value-type="string">
            <text:p>1.947358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onomethylamine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8276</text:p>
          </table:table-cell>
          <table:table-cell office:value-type="string" calcext:value-type="string">
            <text:p>3.417143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8425</text:p>
          </table:table-cell>
          <table:table-cell office:value-type="string" calcext:value-type="string">
            <text:p>3.417143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2-polyprenyl-6-methoxy-1,4-benzoquinone 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8170</text:p>
          </table:table-cell>
          <table:table-cell office:value-type="string" calcext:value-type="string">
            <text:p>5.387434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N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GO:0008171</text:p>
          </table:table-cell>
          <table:table-cell office:value-type="string" calcext:value-type="string">
            <text:p>5.387434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O-methyltransferase activity</text:p>
          </table:table-cell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"/>
          <table:table-cell table:style-name="ce3" table:number-columns-repeated="3"/>
          <table:table-cell table:style-name="ce1"/>
        </table:table-row>
        <table:table-row table:style-name="ro1">
          <table:table-cell office:value-type="string" calcext:value-type="string">
            <text:p>WO_ATS_vs_Par_Upregulated</text:p>
          </table:table-cell>
          <table:table-cell office:value-type="string" calcext:value-type="string">
            <text:p>GO:0016491</text:p>
          </table:table-cell>
          <table:table-cell office:value-type="string" calcext:value-type="string">
            <text:p>0.017211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oxidoreductase activity</text:p>
          </table:table-cell>
          <table:table-cell table:style-name="ce2" table:number-columns-repeated="4"/>
          <table:table-cell table:style-name="ce1"/>
        </table:table-row>
        <table:table-row table:style-name="ro1">
          <table:table-cell/>
          <table:table-cell office:value-type="string" calcext:value-type="string">
            <text:p>GO:0005215</text:p>
          </table:table-cell>
          <table:table-cell office:value-type="string" calcext:value-type="string">
            <text:p>0.017211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ansporter activity</text:p>
          </table:table-cell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>
          <table:table-cell/>
          <table:table-cell office:value-type="string" calcext:value-type="string">
            <text:p>GO:0005351</text:p>
          </table:table-cell>
          <table:table-cell office:value-type="string" calcext:value-type="string">
            <text:p>0.021577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ugar:hydrogen symporter activity</text:p>
          </table:table-cell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>
          <table:table-cell/>
          <table:table-cell office:value-type="string" calcext:value-type="string">
            <text:p>GO:0008643</text:p>
          </table:table-cell>
          <table:table-cell office:value-type="string" calcext:value-type="string">
            <text:p>0.021577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carbohydrate transport</text:p>
          </table:table-cell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Downregulated_intersection_Ac_vs_wo</text:p>
          </table:table-cell>
          <table:table-cell office:value-type="string" calcext:value-type="string">
            <text:p>GO:0003676</text:p>
          </table:table-cell>
          <table:table-cell office:value-type="string" calcext:value-type="string">
            <text:p>8.130259e-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nucleic acid binding</text:p>
          </table:table-cell>
          <table:table-cell table:style-name="ce1" table:number-columns-spanned="4" table:number-rows-spanned="1"/>
          <table:covered-table-cell table:style-name="Default"/>
          <table:covered-table-cell table:number-columns-repeated="2"/>
          <table:table-cell table:style-name="ce1"/>
        </table:table-row>
        <table:table-row table:style-name="ro1">
          <table:table-cell/>
          <table:table-cell office:value-type="string" calcext:value-type="string">
            <text:p>GO:0006412</text:p>
          </table:table-cell>
          <table:table-cell office:value-type="string" calcext:value-type="string">
            <text:p>1.737576e-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translation</text:p>
          </table:table-cell>
          <table: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GO:0006364</text:p>
          </table:table-cell>
          <table:table-cell office:value-type="string" calcext:value-type="string">
            <text:p>6.878704e-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rRNA processing</text:p>
          </table:table-cell>
          <table:table-cell table:style-name="ce3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8026</text:p>
          </table:table-cell>
          <table:table-cell office:value-type="string" calcext:value-type="string">
            <text:p>2.595925e-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TP-dependent helicase activity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3735</text:p>
          </table:table-cell>
          <table:table-cell office:value-type="string" calcext:value-type="string">
            <text:p>1.737576e-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tructural constituent of ribosome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4386</text:p>
          </table:table-cell>
          <table:table-cell office:value-type="string" calcext:value-type="string">
            <text:p>1.360187e-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elic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5840</text:p>
          </table:table-cell>
          <table:table-cell office:value-type="string" calcext:value-type="string">
            <text:p>2.206198e-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ribosome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3723</text:p>
          </table:table-cell>
          <table:table-cell office:value-type="string" calcext:value-type="string">
            <text:p>3.667733e-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NA binding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32040</text:p>
          </table:table-cell>
          <table:table-cell office:value-type="string" calcext:value-type="string">
            <text:p>2.577788e-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small subunit processome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46983</text:p>
          </table:table-cell>
          <table:table-cell office:value-type="string" calcext:value-type="string">
            <text:p>1.737576e-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 dimerization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0179</text:p>
          </table:table-cell>
          <table:table-cell office:value-type="string" calcext:value-type="string">
            <text:p>1.326286e-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adenine-N6,N6-)-di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8649</text:p>
          </table:table-cell>
          <table:table-cell office:value-type="string" calcext:value-type="string">
            <text:p>1.326286e-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6433</text:p>
          </table:table-cell>
          <table:table-cell office:value-type="string" calcext:value-type="string">
            <text:p>1.326286e-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adenine)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3880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-terminal protein carboxyl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8169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8172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8173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NA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8174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RNA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8175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8326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ite-specific DNA-methyltransferase (cytosine-specific)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8650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uridine-2'-O-)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9008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NA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9383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cytosine-C5-967)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6205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elenocysteine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6273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rginine N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6274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arginine N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6278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ysine N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6279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lysine N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6300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uracil)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6423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guanine)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6424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guanosine)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6426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adenine)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6427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cytosine)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6431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uridine)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6434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cytosine)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6435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guanine)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6436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uridine)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8423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leucine O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8707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1-phenanthrol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19702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arginine N5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30792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ylarsonite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43770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emethylmenaquinone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43776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6B C5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43777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7 C15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43780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5B C1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43782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3 C17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43790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imethyladenosine 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43791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imethylamine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43803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ydroxyneurosporene-O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43827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adenine-57, 58-N(1)-)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43833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ylamine-specific methylcobalamin:coenzyme M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43834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imethylamine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43851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anol-specific methylcobalamin:coenzyme M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43852</text:p>
          </table:table-cell>
          <table:table-cell office:value-type="string" calcext:value-type="string">
            <text:p>1.737576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onomethylamine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8276</text:p>
          </table:table-cell>
          <table:table-cell office:value-type="string" calcext:value-type="string">
            <text:p>2.173654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8425</text:p>
          </table:table-cell>
          <table:table-cell office:value-type="string" calcext:value-type="string">
            <text:p>2.173654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2-polyprenyl-6-methoxy-1,4-benzoquinone 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8170</text:p>
          </table:table-cell>
          <table:table-cell office:value-type="string" calcext:value-type="string">
            <text:p>2.563404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N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8171</text:p>
          </table:table-cell>
          <table:table-cell office:value-type="string" calcext:value-type="string">
            <text:p>2.563404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O-methyltransferase activity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50662</text:p>
          </table:table-cell>
          <table:table-cell office:value-type="string" calcext:value-type="string">
            <text:p>2.563404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enzyme binding</text:p>
          </table:table-cell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 table:number-columns-repeated="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Downregulated_intersection_ATS</text:p>
          </table:table-cell>
          <table:table-cell office:value-type="string" calcext:value-type="string">
            <text:p>GO:0005524</text:p>
          </table:table-cell>
          <table:table-cell office:value-type="string" calcext:value-type="string">
            <text:p>1.115395e-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TP binding</text:p>
          </table:table-cell>
          <table:table-cell table:style-name="ce1"/>
          <table:table-cell table:style-name="ce2"/>
          <table:table-cell table:style-name="ce3" table:number-columns-repeated="3"/>
        </table:table-row>
        <table:table-row table:style-name="ro1">
          <table:table-cell/>
          <table:table-cell office:value-type="string" calcext:value-type="string">
            <text:p>GO:0003676</text:p>
          </table:table-cell>
          <table:table-cell office:value-type="string" calcext:value-type="string">
            <text:p>2.013447e-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nucleic acid binding</text:p>
          </table:table-cell>
          <table:table-cell table:style-name="ce1"/>
          <table:table-cell table:style-name="ce2" table:number-columns-repeated="4"/>
        </table:table-row>
        <table:table-row table:style-name="ro1">
          <table:table-cell/>
          <table:table-cell office:value-type="string" calcext:value-type="string">
            <text:p>GO:0005488</text:p>
          </table:table-cell>
          <table:table-cell office:value-type="string" calcext:value-type="string">
            <text:p>1.231238e-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binding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GO:0003723</text:p>
          </table:table-cell>
          <table:table-cell office:value-type="string" calcext:value-type="string">
            <text:p>4.953285e-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NA bind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8026</text:p>
          </table:table-cell>
          <table:table-cell office:value-type="string" calcext:value-type="string">
            <text:p>4.953285e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TP-dependent helic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4386</text:p>
          </table:table-cell>
          <table:table-cell office:value-type="string" calcext:value-type="string">
            <text:p>1.519206e-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elic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6364</text:p>
          </table:table-cell>
          <table:table-cell office:value-type="string" calcext:value-type="string">
            <text:p>1.667876e-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rRNA process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6412</text:p>
          </table:table-cell>
          <table:table-cell office:value-type="string" calcext:value-type="string">
            <text:p>1.063367e-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transl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32040</text:p>
          </table:table-cell>
          <table:table-cell office:value-type="string" calcext:value-type="string">
            <text:p>1.326506e-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small subunit processo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6396</text:p>
          </table:table-cell>
          <table:table-cell office:value-type="string" calcext:value-type="string">
            <text:p>2.013447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RNA process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0179</text:p>
          </table:table-cell>
          <table:table-cell office:value-type="string" calcext:value-type="string">
            <text:p>1.115395e-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adenine-N6,N6-)-di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8649</text:p>
          </table:table-cell>
          <table:table-cell office:value-type="string" calcext:value-type="string">
            <text:p>1.115395e-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6433</text:p>
          </table:table-cell>
          <table:table-cell office:value-type="string" calcext:value-type="string">
            <text:p>1.115395e-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adenine)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3880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-terminal protein carboxyl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8169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8172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8173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NA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8174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RNA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8175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8326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ite-specific DNA-methyltransferase (cytosine-specific)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8650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uridine-2'-O-)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9008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NA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9383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cytosine-C5-967)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6205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elenocysteine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6273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rginine N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6274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arginine N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6278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ysine N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6279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lysine N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6300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uracil)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6423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guanine)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6424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guanosine)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6426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adenine)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6427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cytosine)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6431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uridine)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6434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cytosine)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6435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guanine)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6436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rRNA (uridine)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8423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leucine O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8707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1-phenanthrol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19702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-arginine N5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30792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ylarsonite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43770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emethylmenaquinone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43776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6B C5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43777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7 C15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43780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5B C1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43782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cobalt-precorrin-3 C17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43790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imethyladenosine 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43791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dimethylamine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43803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hydroxyneurosporene-O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43827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NA (adenine-57, 58-N(1)-)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43833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ylamine-specific methylcobalamin:coenzyme M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43834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imethylamine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43851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ethanol-specific methylcobalamin:coenzyme M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43852</text:p>
          </table:table-cell>
          <table:table-cell office:value-type="string" calcext:value-type="string">
            <text:p>2.01344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onomethylamine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8276</text:p>
          </table:table-cell>
          <table:table-cell office:value-type="string" calcext:value-type="string">
            <text:p>2.81908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protein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8425</text:p>
          </table:table-cell>
          <table:table-cell office:value-type="string" calcext:value-type="string">
            <text:p>2.819087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2-polyprenyl-6-methoxy-1,4-benzoquinone 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8170</text:p>
          </table:table-cell>
          <table:table-cell office:value-type="string" calcext:value-type="string">
            <text:p>3.806083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N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8171</text:p>
          </table:table-cell>
          <table:table-cell office:value-type="string" calcext:value-type="string">
            <text:p>3.806083e-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O-methyltransferase activit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6413</text:p>
          </table:table-cell>
          <table:table-cell office:value-type="string" calcext:value-type="string">
            <text:p>1.343040e-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translational initi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O:0003743</text:p>
          </table:table-cell>
          <table:table-cell office:value-type="string" calcext:value-type="string">
            <text:p>2.349931e-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ranslation initiation factor activity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Unique_ATS_Downregulated_ATS_Ac_vs_wo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Unique_ATS_Upregulated_ATS_Ac_vs_wo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/>
          <table:table-cell table:style-name="ce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Unique_Par_Downregulated_Ac_vs_wo</text:p>
          </table:table-cell>
          <table:table-cell office:value-type="string" calcext:value-type="string">
            <text:p>GO:0005622</text:p>
          </table:table-cell>
          <table:table-cell office:value-type="string" calcext:value-type="string">
            <text:p>1.038620e-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intracellular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GO:0006412</text:p>
          </table:table-cell>
          <table:table-cell office:value-type="string" calcext:value-type="string">
            <text:p>8.348169e-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translatio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3735</text:p>
          </table:table-cell>
          <table:table-cell office:value-type="string" calcext:value-type="string">
            <text:p>2.350652e-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tructural constituent of ribosom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O:0005840</text:p>
          </table:table-cell>
          <table:table-cell office:value-type="string" calcext:value-type="string">
            <text:p>1.977331e-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ribosom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nique_Par_Upregulated_Ac_vs_wo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/>
          <table:table-cell table:style-name="ce1" table:number-columns-spanned="4" table:number-rows-spanned="1"/>
          <table:covered-table-cell/>
          <table:covered-table-cell table:style-name="Default"/>
          <table:covered-table-cell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regulated_intersection_Ac_vs_wo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Uregulated_intersection_ATS</text:p>
          </table:table-cell>
          <table:table-cell office:value-type="string" calcext:value-type="string">
            <text:p>GO:0016491</text:p>
          </table:table-cell>
          <table:table-cell office:value-type="string" calcext:value-type="string">
            <text:p>0.00029053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oxidoreductase activity</text:p>
          </table:table-cell>
          <table:table-cell/>
          <table:table-cell table:style-name="Default"/>
          <table:table-cell table:number-columns-repeated="3"/>
        </table:table-row>
      </table:table>
      <table:table table:name="Planilha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09:55:12.473000000</meta:creation-date>
    <dc:date>2023-02-09T14:19:18.548000000</dc:date>
    <meta:editing-duration>PT4H24M6S</meta:editing-duration>
    <meta:editing-cycles>1</meta:editing-cycles>
    <meta:document-statistic meta:table-count="2" meta:cell-count="1903" meta:object-count="0"/>
    <meta:generator>LibreOffice/7.4.3.2$Windows_X86_64 LibreOffice_project/1048a8393ae2eeec98dff31b5c133c5f1d08b890</meta:generator>
  </office:meta>
</office:document-meta>
</file>